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0.554cm" style:rel-column-width="314*"/>
    </style:style>
    <style:style style:name="Tabela2.B" style:family="table-column">
      <style:table-column-properties style:column-width="1.879cm" style:rel-column-width="1065*"/>
    </style:style>
    <style:style style:name="Tabela2.C" style:family="table-column">
      <style:table-column-properties style:column-width="2.708cm" style:rel-column-width="1535*"/>
    </style:style>
    <style:style style:name="Tabela2.D" style:family="table-column">
      <style:table-column-properties style:column-width="3.424cm" style:rel-column-width="1941*"/>
    </style:style>
    <style:style style:name="Tabela2.E" style:family="table-column">
      <style:table-column-properties style:column-width="2.6cm" style:rel-column-width="1474*"/>
    </style:style>
    <style:style style:name="Tabela2.F" style:family="table-column">
      <style:table-column-properties style:column-width="1.693cm" style:rel-column-width="960*"/>
    </style:style>
    <style:style style:name="Tabela2.H" style:family="table-column">
      <style:table-column-properties style:column-width="0.87cm" style:rel-column-width="493*"/>
    </style:style>
    <style:style style:name="Tabela2.I" style:family="table-column">
      <style:table-column-properties style:column-width="1.709cm" style:rel-column-width="969*"/>
    </style:style>
    <style:style style:name="Tabela2.J" style:family="table-column">
      <style:table-column-properties style:column-width="1.134cm" style:rel-column-width="643*"/>
    </style:style>
    <style:style style:name="Tabela2.K" style:family="table-column">
      <style:table-column-properties style:column-width="2.297cm" style:rel-column-width="1302*"/>
    </style:style>
    <style:style style:name="Tabela2.L" style:family="table-column">
      <style:table-column-properties style:column-width="1.418cm" style:rel-column-width="804*"/>
    </style:style>
    <style:style style:name="Tabela2.M" style:family="table-column">
      <style:table-column-properties style:column-width="0.878cm" style:rel-column-width="498*"/>
    </style:style>
    <style:style style:name="Tabela2.N" style:family="table-column">
      <style:table-column-properties style:column-width="2.843cm" style:rel-column-width="1612*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N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L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MATEMÁT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19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19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1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0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12/07/2012 19:43:32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2T16:43:13</dc:date>
    <dc:creator>Gustavo </dc:creator>
    <meta:editing-duration>PT8H27M40S</meta:editing-duration>
    <meta:editing-cycles>184</meta:editing-cycles>
    <meta:generator>LibreOffice/3.5$Linux_x86 LibreOffice_project/350m1$Build-2</meta:generator>
    <meta:document-statistic meta:table-count="3" meta:image-count="2" meta:object-count="0" meta:page-count="1" meta:paragraph-count="42" meta:word-count="135" meta:character-count="1183" meta:non-whitespace-character-count="1078"/>
  </office:meta>
</office:document-meta>
</file>